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New" officeooo:rsid="000ce73a" officeooo:paragraph-rsid="000ce73a"/>
    </style:style>
    <style:style style:name="P2" style:family="paragraph" style:parent-style-name="Standard">
      <style:paragraph-properties fo:text-align="justify" style:justify-single-word="false"/>
      <style:text-properties style:font-name="Courier New" fo:font-weight="bold" officeooo:rsid="000ce73a" officeooo:paragraph-rsid="000ce73a" style:font-weight-asian="bold" style:font-weight-complex="bold"/>
    </style:style>
    <style:style style:name="P3" style:family="paragraph" style:parent-style-name="Standard">
      <style:paragraph-properties fo:text-align="justify" style:justify-single-word="false"/>
      <style:text-properties style:font-name="Courier New" fo:font-size="20pt" fo:font-weight="bold" officeooo:rsid="000ce73a" officeooo:paragraph-rsid="000ce73a"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Courier New" fo:font-weight="normal" officeooo:rsid="000ce73a" officeooo:paragraph-rsid="000ce73a" style:font-weight-asian="normal" style:font-weight-complex="normal"/>
    </style:style>
    <style:style style:name="P5" style:family="paragraph" style:parent-style-name="Standard">
      <style:paragraph-properties fo:text-align="justify" style:justify-single-word="false" fo:break-before="page"/>
      <style:text-properties style:font-name="Courier New" fo:font-weight="normal" officeooo:rsid="000ce73a" officeooo:paragraph-rsid="000ce73a" style:font-weight-asian="normal" style:font-weight-complex="normal"/>
    </style:style>
    <style:style style:name="P6" style:family="paragraph" style:parent-style-name="Standard">
      <style:paragraph-properties fo:text-align="justify" style:justify-single-word="false"/>
      <style:text-properties style:font-name="Courier New" fo:font-weight="normal" officeooo:rsid="000f469f" officeooo:paragraph-rsid="000f469f"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13139" style:font-style-asian="italic" style:font-style-complex="italic"/>
    </style:style>
    <style:style style:name="T3" style:family="text">
      <style:text-properties officeooo:rsid="000d3a67"/>
    </style:style>
    <style:style style:name="T4" style:family="text">
      <style:text-properties officeooo:rsid="000f46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getto Java B&amp;B </text:p>
      <text:p text:style-name="P1">Gestione tramite web application di un B&amp;B a gestione familiare</text:p>
      <text:p text:style-name="P1"/>
      <text:p text:style-name="P2">Il nostro albergo</text:p>
      <text:p text:style-name="P4">Java B&amp;B è un piacevole B&amp;B che sorge sulle rive del Po a Torino. Il nostro B&amp;B offre camere con vista fiume o con vista città. Disponiamo di un totale di sei camere, con capienza diversa e con prezzi diversi. I nostri prezzi risentono inoltre della stagionalità (alta e bassa stagione).</text:p>
      <text:p text:style-name="P4"/>
      <text:p text:style-name="P2">Le nostre necessità</text:p>
      <text:p text:style-name="P4">Java B&amp;B vuole aprirsi al mondo permettendo prenotazioni via internet agli eventuali clienti. A tale scopo ci doteremo di un sito / web app che permetta la prenotazione dei pernottamenti da parte del <text:span text:style-name="T1">cliente finale</text:span>, e la gestione delle prenotazioni da parte del <text:span text:style-name="T1">personale</text:span>.</text:p>
      <text:p text:style-name="P4"/>
      <text:p text:style-name="P2">Attori del sistema</text:p>
      <text:p text:style-name="P2"/>
      <text:p text:style-name="P4"><text:span text:style-name="T1">Cliente finale</text:span>: utente internet che arriva sul nostro sito, esegue una ricerca per le stanze libere fra due date specificate ed inserisce la prenotazione. Deve inoltre poter gestire lo storico delle proprie prenotazioni. In questa fase pensiamo solo al pagamento in struttura – non serve aggiungere paypal o carte di credito.</text:p>
      <text:p text:style-name="P4"/>
      <text:p text:style-name="P4"><text:span text:style-name="T1">Personale</text:span>: utente interno al nostro albergo che effettua il login tramite nome utente e password, e che può vedere le prenotazioni effettuate e stampare l’elenco delle persone in arrivo nel giorno specificato. Si potrà inoltre ipotizzare di creare una reportistica coi guadagni divisi per mese o in generale per periodo temporale.</text:p>
      <text:p text:style-name="P4"/>
      <text:p text:style-name="P2">Entità gestite</text:p>
      <text:p text:style-name="P4"><text:span text:style-name="T1">Room</text:span>: equivalente a una delle sei stanze. Ogni room deve memorizzare il proprio nome univoco, la propria dimensione, il proprio prezzo base (vedere in seguito) e un campo note, oltre all’id. Per vedere l’elenco delle stanze coi dati da inserire vedere l’excel di supporto (support.xls).</text:p>
      <text:p text:style-name="P4"/>
      <text:p text:style-name="P4"><text:span text:style-name="T1">Room</text:span><text:span text:style-name="T2">_b</text:span><text:span text:style-name="T1">ooking</text:span>: equivalente a una prenotazione dalla data d1 alla data d2 di una stanza r scelta fra l’elenco delle room gestite. Ogni Room Booking deve presentare l’email del richiedente, un campo price modificabile (per poter applicare sconti o aggiunte) e un campo booleano per indicare se la prenotazione è stata salvata oppure no. Un esempio di prenotazione può essere trovato in formato tabellare nel secondo foglio di support.xls (foglio “Esempi di prenotazione”). <text:span text:style-name="T3">Una stanza può avere più prenotazioni.</text:span></text:p>
      <text:p text:style-name="P4"/>
      <text:p text:style-name="P5"><text:span text:style-name="T1">Seasons</text:span>: rincari stagionali. Il rincaro stagionale è una percentuale da aggiungere al prezzo base in fase di prenotazione. Un rincaro stagionale è espresso come data1-data2-percentuale, e deve avere un nome. Ad esempio: settimana di natale, 21/12/2023, 1/1/2024, 10%.</text:p>
      <text:p text:style-name="P4"/>
      <text:p text:style-name="P4"><text:span text:style-name="T1">User</text:span>: <text:span text:style-name="T4">un utente con delle credenziali. Può essere sia un utente interno (gestore hotel) oppure un cliente</text:span></text:p>
      <text:p text:style-name="P4"/>
      <text:p text:style-name="P6">Customer: Un Customer è un’entità separata da user, il suo nome utente è univoco e uguale a quello di uno u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4:53:03.772000000</meta:creation-date>
    <dc:date>2023-10-26T09:09:09.404000000</dc:date>
    <meta:editing-duration>PT44M52S</meta:editing-duration>
    <meta:editing-cycles>4</meta:editing-cycles>
    <meta:generator>LibreOffice/7.5.3.2$Windows_X86_64 LibreOffice_project/9f56dff12ba03b9acd7730a5a481eea045e468f3</meta:generator>
    <meta:document-statistic meta:table-count="0" meta:image-count="0" meta:object-count="0" meta:page-count="2" meta:paragraph-count="15" meta:word-count="419" meta:character-count="2639" meta:non-whitespace-character-count="2233"/>
  </office:meta>
</office:document-meta>
</file>